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1" style:parent-style-name="TableContents" style:family="paragraph">
      <style:paragraph-properties fo:margin-bottom="0.1965in"/>
      <style:text-properties style:font-name="Garamond" fo:font-size="10pt" style:font-size-asian="10pt" style:font-size-complex="10pt"/>
    </style:style>
    <style:style style:name="TableRow22" style:family="table-row">
      <style:table-row-properties style:use-optimal-row-height="false"/>
    </style:style>
    <style:style style:name="TableCell23"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4" style:parent-style-name="TableContents" style:family="paragraph">
      <style:paragraph-properties fo:margin-bottom="0.1965in"/>
      <style:text-properties style:font-name="Garamond" fo:font-size="10pt" style:font-size-asian="10pt" style:font-size-complex="10pt"/>
    </style:style>
    <style:style style:name="P25"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6" style:parent-style-name="TableContents" style:family="paragraph">
      <style:paragraph-properties fo:margin-bottom="0.1965in"/>
      <style:text-properties style:font-name="Garamond" fo:font-size="10pt" style:font-size-asian="10pt" style:font-size-complex="10pt"/>
    </style:style>
    <style:style style:name="P27"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8" style:parent-style-name="TableContents" style:family="paragraph">
      <style:paragraph-properties fo:margin-bottom="0.1965in"/>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2" style:parent-style-name="TableContents" style:family="paragraph">
      <style:paragraph-properties fo:margin-bottom="0.1965in"/>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36" style:family="table-row">
      <style:table-row-properties style:use-optimal-row-height="false"/>
    </style:style>
    <style:style style:name="TableCell37"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38" style:parent-style-name="TableContents" style:family="paragraph">
      <style:paragraph-properties fo:margin-bottom="0.1965in"/>
      <style:text-properties style:font-name="Garamond" fo:font-size="10pt" style:font-size-asian="10pt" style:font-size-complex="10pt"/>
    </style:style>
    <style:style style:name="TableRow39" style:family="table-row">
      <style:table-row-properties style:use-optimal-row-height="false"/>
    </style:style>
    <style:style style:name="TableCell4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1" style:parent-style-name="TableContents" style:family="paragraph">
      <style:paragraph-properties fo:margin-bottom="0.1965in"/>
      <style:text-properties style:font-name="Garamond" fo:font-size="10pt" style:font-size-asian="10pt" style:font-size-complex="10pt"/>
    </style:style>
    <style:style style:name="P42"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text:s/>May 5,<text:s/>2017</text:p>
            <text:p text:style-name="P18">Developer’s Group Name: UPDNSE</text:p>
            <text:p text:style-name="P19">Project Name: Mi-Band-Reminder</text:p>
            <text:p text:style-name="P20">Sprint Number: 5</text:p>
            <text:p text:style-name="P21">https://github.com/UPDNSE/Mi-Band-Reminder</text:p>
          </table:table-cell>
        </table:table-row>
        <table:table-row table:style-name="TableRow22">
          <table:table-cell table:style-name="TableCell23">
            <text:list text:style-name="LFO11" text:continue-numbering="true">
              <text:list-item>
                <text:p text:style-name="P24">What were the main lessons your team learned in this sprint?</text:p>
              </text:list-item>
            </text:list>
            <text:p text:style-name="P25">We needed to compromise some functions we originally wanted to include due to time constraints. We were unable to completely finish our app in the last sprint, so it ended up being a simple reminder app rather than a habit tracker.</text:p>
            <text:list text:style-name="LFO11" text:continue-numbering="true">
              <text:list-item>
                <text:p text:style-name="P26">Describe one example of what went right in this sprint.</text:p>
              </text:list-item>
            </text:list>
            <text:p text:style-name="P27">Not much went right this sprint. If anything, we learned about the importance of compromise in developing software.</text:p>
            <text:p text:style-name="P28"/>
            <text:p text:style-name="P29"/>
            <text:list text:style-name="LFO11" text:continue-numbering="true">
              <text:list-item>
                <text:p text:style-name="P30">Describe one example of what went wrong in this sprint.</text:p>
              </text:list-item>
            </text:list>
            <text:p text:style-name="P31">We were unable to fully complete the application in time for the alpha test. We pushed for more functions but it ultimately ended up creating more problems.</text:p>
            <text:p text:style-name="P32"/>
            <text:p text:style-name="P33"/>
            <text:list text:style-name="LFO11" text:continue-numbering="true">
              <text:list-item>
                <text:p text:style-name="P34">What will<text:s/>you do differently on the next sprint based on your experience working on this current sprint?</text:p>
              </text:list-item>
            </text:list>
            <text:p text:style-name="P35">The next sprint, or rather the next iteration if ever, we will prepare by studying how to do mobile app development so we can work fast enough to keep up with each sprint. Also, we will not push to add unnecessary functions if we do not have the time.</text:p>
          </table:table-cell>
        </table:table-row>
        <table:table-row table:style-name="TableRow36">
          <table:table-cell table:style-name="TableCell37">
            <text:p text:style-name="P38"/>
          </table:table-cell>
        </table:table-row>
        <table:table-row table:style-name="TableRow39">
          <table:table-cell table:style-name="TableCell40">
            <text:p text:style-name="P41"/>
          </table:table-cell>
        </table:table-row>
      </table:table>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Rafael Luis Flores</dc:creator>
    <meta:creation-date>2017-05-05T13:32:00Z</meta:creation-date>
    <dc:date>2017-05-05T13:32:00Z</dc:date>
    <meta:print-date>2006-07-28T14:33:00Z</meta:print-date>
    <meta:template xlink:href="Normal" xlink:type="simple"/>
    <meta:editing-cycles>3</meta:editing-cycles>
    <meta:editing-duration>PT180S</meta:editing-duration>
    <meta:document-statistic meta:page-count="2" meta:paragraph-count="2" meta:word-count="191" meta:character-count="1278" meta:row-count="9" meta:non-whitespace-character-count="1089"/>
  </office:meta>
</office:document-meta>
</file>